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 Compressed ExtraBold" svg:font-family="'Fira Sans Compressed ExtraBol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fcb" officeooo:paragraph-rsid="000c6fcb"/>
    </style:style>
    <style:style style:name="P2" style:family="paragraph" style:parent-style-name="Standard">
      <style:paragraph-properties fo:text-align="center" style:justify-single-word="false"/>
      <style:text-properties style:font-name="Fira Sans Compressed ExtraBold" fo:font-size="96pt" officeooo:rsid="000c6fcb" officeooo:paragraph-rsid="000c6fcb" style:font-size-asian="96pt" style:font-size-complex="96pt"/>
    </style:style>
    <style:style style:name="P3" style:family="paragraph" style:parent-style-name="Standard">
      <style:paragraph-properties fo:break-before="page"/>
      <style:text-properties officeooo:rsid="000ccbf9" officeooo:paragraph-rsid="000ccb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$if(title)$</text:p>
      <text:p text:style-name="P2">$title$</text:p>
      <text:p text:style-name="P1">$endif$</text:p>
      <text:p text:style-name="P3">$body$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 Compressed ExtraBold" svg:font-family="'Fira Sans Compressed ExtraBol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1:31:41.821721449</meta:creation-date>
    <dc:date>2021-10-05T01:33:10.382761222</dc:date>
    <meta:editing-duration>PT1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" meta:word-count="4" meta:character-count="31" meta:non-whitespace-character-count="31"/>
  </office:meta>
</office:document-meta>
</file>